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d2d2ff" draw:textarea-horizontal-align="center" draw:textarea-vertical-align="middle"/>
    </style:style>
    <style:style style:name="gr4" style:family="graphic" style:parent-style-name="standard">
      <style:graphic-properties draw:fill="solid" draw:fill-color="#e7fae3"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0.9cm"/>
    </style:style>
    <style:style style:name="gr6" style:family="graphic" style:parent-style-name="standard">
      <style:graphic-properties draw:fill="solid" draw:fill-color="#dc2300" draw:textarea-vertical-align="middle" draw:auto-grow-height="false" fo:min-height="0.08cm" fo:min-width="0.028cm" fo:wrap-option="wrap"/>
    </style:style>
    <style:style style:name="gr7" style:family="graphic" style:parent-style-name="standard">
      <style:graphic-properties draw:stroke="dash" draw:stroke-dash="Fine_20_Dotted" svg:stroke-color="#80808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align="center"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1.4cm" svg:y1="7.2cm" svg:x2="1.4cm" svg:y2="1cm">
          <text:p text:style-name="P2"/>
        </draw:line>
        <draw:line draw:style-name="gr1" draw:text-style-name="P1" draw:layer="layout" svg:x1="1.2cm" svg:y1="7cm" svg:x2="8cm" svg:y2="7cm">
          <text:p text:style-name="P2"/>
        </draw:line>
        <draw:frame draw:style-name="gr2" draw:layer="layout" svg:width="0.742cm" svg:height="1.016cm" svg:x="8.058cm" svg:y="6.4cm">
          <draw:text-box>
            <text:p text:style-name="P2">t</text:p>
          </draw:text-box>
        </draw:frame>
        <draw:rect draw:style-name="gr3" draw:text-style-name="P3" draw:layer="layout" svg:width="6.2cm" svg:height="1cm" svg:x="1.4cm" svg:y="5.4cm">
          <text:p text:style-name="P3">Transport</text:p>
        </draw:rect>
        <draw:rect draw:style-name="gr4" draw:text-style-name="P3" draw:layer="layout" svg:width="6.2cm" svg:height="1cm" svg:x="1.4cm" svg:y="3.2cm">
          <text:p text:style-name="P3">Session</text:p>
        </draw:rect>
        <draw:frame draw:style-name="gr2" draw:layer="layout" svg:width="1.057cm" svg:height="1.016cm" svg:x="0.143cm" svg:y="5.8cm">
          <draw:text-box>
            <text:p text:style-name="P2">a)</text:p>
          </draw:text-box>
        </draw:frame>
        <draw:line draw:style-name="gr1" draw:text-style-name="P1" draw:layer="layout" svg:x1="1.457cm" svg:y1="15.4cm" svg:x2="1.457cm" svg:y2="9.2cm">
          <text:p text:style-name="P2"/>
        </draw:line>
        <draw:line draw:style-name="gr1" draw:text-style-name="P1" draw:layer="layout" svg:x1="1.257cm" svg:y1="15.2cm" svg:x2="8.057cm" svg:y2="15.2cm">
          <text:p text:style-name="P2"/>
        </draw:line>
        <draw:frame draw:style-name="gr2" draw:layer="layout" svg:width="0.74cm" svg:height="1.071cm" svg:x="8.115cm" svg:y="14.6cm">
          <draw:text-box>
            <text:p text:style-name="P2">t</text:p>
          </draw:text-box>
        </draw:frame>
        <draw:rect draw:style-name="gr3" draw:text-style-name="P3" draw:layer="layout" svg:width="6.2cm" svg:height="1cm" svg:x="1.457cm" svg:y="13.6cm">
          <text:p text:style-name="P3">Transport</text:p>
        </draw:rect>
        <draw:rect draw:style-name="gr4" draw:text-style-name="P3" draw:layer="layout" svg:width="2.543cm" svg:height="1cm" svg:x="1.457cm" svg:y="11.4cm">
          <text:p text:style-name="P3">Session</text:p>
        </draw:rect>
        <draw:frame draw:style-name="gr5" draw:text-style-name="P2" draw:layer="layout" svg:width="1.4cm" svg:height="1.071cm" svg:x="0.2cm" svg:y="14cm">
          <draw:text-box>
            <text:p text:style-name="P2">b)</text:p>
          </draw:text-box>
        </draw:frame>
        <draw:rect draw:style-name="gr4" draw:text-style-name="P3" draw:layer="layout" svg:width="3.4cm" svg:height="1cm" svg:x="4.2cm" svg:y="11.4cm">
          <text:p text:style-name="P3">Session</text:p>
        </draw:rect>
        <draw:custom-shape draw:style-name="gr6" draw:text-style-name="P1" draw:layer="layout" svg:width="0.6cm" svg:height="0.8cm" svg:x="1.6cm" svg:y="10.4cm">
          <text:p text:style-name="P2"/>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6" draw:text-style-name="P1" draw:layer="layout" svg:width="0.6cm" svg:height="0.8cm" svg:x="4.2cm" svg:y="10.4cm">
          <text:p text:style-name="P2"/>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line draw:style-name="gr7" draw:text-style-name="P1" draw:layer="layout" svg:x1="2.4cm" svg:y1="10.6cm" svg:x2="4cm" svg:y2="10.6cm">
          <text:p text:style-name="P2"/>
        </draw:line>
        <draw:line draw:style-name="gr1" draw:text-style-name="P1" draw:layer="layout" svg:x1="1.457cm" svg:y1="23.4cm" svg:x2="1.457cm" svg:y2="17.2cm">
          <text:p text:style-name="P2"/>
        </draw:line>
        <draw:line draw:style-name="gr1" draw:text-style-name="P1" draw:layer="layout" svg:x1="1.257cm" svg:y1="23.2cm" svg:x2="8.057cm" svg:y2="23.2cm">
          <text:p text:style-name="P2"/>
        </draw:line>
        <draw:frame draw:style-name="gr2" draw:layer="layout" svg:width="0.74cm" svg:height="1.071cm" svg:x="8.115cm" svg:y="22.6cm">
          <draw:text-box>
            <text:p text:style-name="P2">t</text:p>
          </draw:text-box>
        </draw:frame>
        <draw:rect draw:style-name="gr3" draw:text-style-name="P3" draw:layer="layout" svg:width="3.343cm" svg:height="1cm" svg:x="1.457cm" svg:y="21.6cm">
          <text:p text:style-name="P3">Transport</text:p>
        </draw:rect>
        <draw:rect draw:style-name="gr4" draw:text-style-name="P3" draw:layer="layout" svg:width="6.143cm" svg:height="1cm" svg:x="1.457cm" svg:y="19.4cm">
          <text:p text:style-name="P3">Session</text:p>
        </draw:rect>
        <draw:frame draw:style-name="gr5" draw:text-style-name="P2" draw:layer="layout" svg:width="1.4cm" svg:height="1.016cm" svg:x="0.2cm" svg:y="22cm">
          <draw:text-box>
            <text:p text:style-name="P2">c)</text:p>
          </draw:text-box>
        </draw:frame>
        <draw:rect draw:style-name="gr3" draw:text-style-name="P3" draw:layer="layout" svg:width="1.143cm" svg:height="1cm" svg:x="4.857cm" svg:y="21.6cm">
          <text:p text:style-name="P3">Tr.</text:p>
        </draw:rect>
        <draw:rect draw:style-name="gr3" draw:text-style-name="P3" draw:layer="layout" svg:width="1.543cm" svg:height="1cm" svg:x="6.057cm" svg:y="21.6cm">
          <text:p text:style-name="P3">Tr.</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Tahoma"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0_Aqua_Beta_3$Unix OpenOffice.org_project/680m7$Build-9044</meta:generator>
    <meta:creation-date>2007-03-13T11:58:03</meta:creation-date>
    <dc:date>2007-03-13T12:05:21</dc:date>
    <dc:language>de-DE</dc:language>
    <meta:editing-cycles>2</meta:editing-cycles>
    <meta:editing-duration>PT7M22S</meta:editing-duration>
    <meta:user-defined meta:name="Info 1"/>
    <meta:user-defined meta:name="Info 2"/>
    <meta:user-defined meta:name="Info 3"/>
    <meta:user-defined meta:name="Info 4"/>
    <meta:document-statistic meta:object-count="24"/>
  </office:meta>
</office:document-meta>
</file>